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 ogień pal</text:span><text:span text:style-name="T1"><text:line-break/></text:span><text:span text:style-name="T1">Wypal smutek i żal</text:span><text:span text:style-name="T1"><text:line-break/></text:span><text:span text:style-name="T1">Wypal myśli natrętne, niechciane</text:span><text:span text:style-name="T1"><text:line-break/></text:span><text:span text:style-name="T1">Wypal to, co winno</text:span><text:span text:style-name="T1"><text:line-break/></text:span><text:span text:style-name="T1">być zapomnia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5-05-17T20:29:56.198000000</dc:date>
    <dc:language>pl-PL</dc:language>
    <meta:editing-cycles>29</meta:editing-cycles>
    <meta:editing-duration>PT22M59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